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bagoAnnotationProcessor.proces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obagoAnnotationProcessor.TobagoAnnotationProcessor( Set &lt; AnnotationTypeDeclaration &gt; atds , AnnotationProcessorEnvironment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